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font-weight="normal" officeooo:rsid="0005806a" officeooo:paragraph-rsid="0005806a" fo:background-color="transparent" style:font-size-asian="12pt" style:font-size-complex="12pt"/>
    </style:style>
    <style:style style:name="P2" style:family="paragraph" style:parent-style-name="Standard">
      <style:paragraph-properties style:line-height-at-least="0.1583in"/>
      <style:text-properties fo:color="#000000" style:font-name="Liberation Serif" fo:font-size="12pt" fo:font-weight="normal" fo:background-color="transparent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05806a" officeooo:paragraph-rsid="0005806a" fo:background-color="transparen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2pt" officeooo:rsid="0005806a" officeooo:paragraph-rsid="0005806a" fo:background-color="transparent" style:font-size-asian="12pt" style:font-size-complex="12pt"/>
    </style:style>
    <style:style style:name="P5" style:family="paragraph" style:parent-style-name="Standard">
      <style:paragraph-properties style:line-height-at-least="0.1583in"/>
      <style:text-properties fo:color="#000000" style:font-name="Liberation Serif" fo:font-size="12pt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</text:p>
      <text:p text:style-name="P3"/>
      <text:p text:style-name="P1">à écrire:</text:p>
      <text:p text:style-name="P5"/>
      <text:p text:style-name="P2">ce qui a été traité,</text:p>
      <text:p text:style-name="P5"/>
      <text:p text:style-name="P2">les aspects les plus significatifs,</text:p>
      <text:p text:style-name="P5"/>
      <text:p text:style-name="P2">les quelques problèmes connus,</text:p>
      <text:p text:style-name="P5"/>
      <text:p text:style-name="P2">l’état des extensions que vous n’auriez pas eu le temps d’implémenter.</text:p>
      <text:p text:style-name="P5"/>
      <text:p text:style-name="P2">un ou plusieurs diagrammes UML avec un niveau de détail suffisant pour comprendre</text:p>
      <text:p text:style-name="P2">votre architectur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14:43:06.817447865</meta:creation-date>
    <dc:date>2022-11-08T14:45:15.081372633</dc:date>
    <meta:editing-duration>PT1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3" meta:character-count="271" meta:non-whitespace-character-count="236"/>
  </office:meta>
</office:document-meta>
</file>